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9fe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9fe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9fe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9fe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9fe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9fe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9fe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9fe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9fe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9fe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9fe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9fe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9fe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9fe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9fe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9fe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9fe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amuel Emilio Guariman Rive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9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6303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milio Rafael Guariman Fi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0144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5.6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7" meta:non-whitespace-character-count="1009"/>
    <meta:template xlink:type="simple" xlink:actuate="onRequest" xlink:title="Normal" xlink:href=""/>
  </office:meta>
</office:document-meta>
</file>